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17)">
            <text:p>sn(1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4">
            <text:p>4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9999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9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9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3T08:57:32.22">
            <text:p>2020/3/23 8:57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3cm" draw:caption-point-x="-1.353cm" draw:caption-point-y="2.4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27)">
            <text:p>sn(27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P2])+[.V2]" office:value-type="float" office:value="2">
            <text:p>2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genre;[.P7])+[.V7]" office:value-type="float" office:value="2">
            <text:p>2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genre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P12])+[.V12]" office:value-type="float" office:value="3">
            <text:p>3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genre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genre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genre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genre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genre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23T08:57:32.41">
            <text:p>2020/3/23 8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7cm" draw:caption-point-x="-1.353cm" draw:caption-point-y="2.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23T08:57:32.59">
            <text:p>2020/3/23 8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79cm" draw:caption-point-x="-1.353cm" draw:caption-point-y="2.4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3T08:57:32.75">
            <text:p>2020/3/23 8:57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3cm" draw:caption-point-x="-1.353cm" draw:caption-point-y="2.4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27)">
            <text:p>sn(27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3T08:57:32.91">
            <text:p>2020/3/23 8:57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27)">
            <text:p>sn(27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3T08:57:33.06">
            <text:p>2020/3/23 8:57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23T08:57:33.18">
            <text:p>2020/3/23 8:57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3T08:57:33.34">
            <text:p>2020/3/23 8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27)">
            <text:p>sn(27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3T08:57:33.47">
            <text:p>2020/3/23 8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1cm" draw:caption-point-x="-1.353cm" draw:caption-point-y="2.2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3T08:57:33.64">
            <text:p>2020/3/23 8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27)">
            <text:p>sn(27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3T08:57:33.78">
            <text:p>2020/3/23 8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1cm" draw:caption-point-x="-1.353cm" draw:caption-point-y="2.2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2020/03/23</text:date>, <text:time>08:57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23T08:57:31.54</dc:date>
    <dc:creator>iwabuchi ken</dc:creator>
    <meta:editing-duration>P7DT21H59M29S</meta:editing-duration>
    <meta:editing-cycles>756</meta:editing-cycles>
    <meta:generator>OpenOffice/4.1.3$Win32 OpenOffice.org_project/413m1$Build-9783</meta:generator>
    <meta:document-statistic meta:table-count="11" meta:cell-count="4800" meta:object-count="0"/>
    <meta:user-defined meta:name="sheets-banding"/>
    <meta:user-defined meta:name="sheets-original-selection"/>
  </office:meta>
</office:document-meta>
</file>